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ans serif" svg:font-family="Sans serif"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CE181E" fo:font-size="15pt" style:font-size-asian="15pt" style:font-size-complex="15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style>
    <style:style style:name="P3" style:parent-style-name="Standard" style:family="paragraph">
      <style:paragraph-properties>
        <style:tab-stops>
          <style:tab-stop style:type="left" style:position="0.7666in"/>
        </style:tab-stops>
      </style:paragraph-properties>
      <style:text-properties style:font-name="Arial" style:font-name-complex="Arial" fo:color="#222222" fo:font-size="9.5pt" style:font-size-asian="9.5pt" style:font-size-complex="9.5pt" fo:background-color="#F9F9F9"/>
    </style:style>
    <style:style style:name="P4" style:parent-style-name="Standard" style:family="paragraph">
      <style:paragraph-properties>
        <style:tab-stops>
          <style:tab-stop style:type="left" style:position="0.7666in"/>
        </style:tab-stops>
      </style:paragraph-properties>
      <style:text-properties style:font-name="Arial" style:font-name-complex="Arial" style:font-weight-complex="bold" fo:font-size="9pt" style:font-size-asian="9pt" style:font-size-complex="9pt"/>
    </style:style>
    <style:style style:name="P5" style:parent-style-name="Standard" style:family="paragraph">
      <style:text-properties fo:font-weight="bold" style:font-weight-asian="bold" style:font-weight-complex="bold" fo:color="#CE181E"/>
    </style:style>
    <style:style style:name="T6" style:parent-style-name="Fuentedepárrafopredeter." style:family="text">
      <style:text-properties fo:font-weight="bold" style:font-weight-asian="bold" style:font-weight-complex="bold" fo:color="#CE181E"/>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style:font-name="Arial" style:font-name-complex="Arial" fo:color="#121212" fo:font-size="9pt" style:font-size-asian="9pt" style:font-size-complex="9pt"/>
    </style:style>
    <style:style style:name="T10" style:parent-style-name="Fuentedepárrafopredeter." style:family="text">
      <style:text-properties style:font-name="Arial" style:font-name-complex="Arial" fo:color="#222222" fo:font-size="9pt" style:font-size-asian="9pt" style:font-size-complex="9pt"/>
    </style:style>
    <style:style style:name="T11" style:parent-style-name="Fuentedepárrafopredeter." style:family="text">
      <style:text-properties style:font-name="Arial" style:font-name-complex="Arial" fo:color="#222222" fo:font-size="9pt" style:font-size-asian="9pt" style:font-size-complex="9pt"/>
    </style:style>
    <style:style style:name="P12" style:parent-style-name="Normal" style:family="paragraph">
      <style:text-properties style:font-name="Arial" style:font-name-complex="Arial" fo:font-size="9pt" style:font-size-asian="9pt" style:font-size-complex="9pt"/>
    </style:style>
    <style:style style:name="T13" style:parent-style-name="Fuentedepárrafopredeter." style:family="text">
      <style:text-properties style:font-name="Arial" style:font-name-complex="Arial" fo:color="#121212" fo:font-size="9pt" style:font-size-asian="9pt" style:font-size-complex="9pt"/>
    </style:style>
    <style:style style:name="T14" style:parent-style-name="Fuentedepárrafopredeter." style:family="text">
      <style:text-properties style:font-name="Arial" style:font-name-complex="Arial" fo:color="#121212" fo:font-size="9pt" style:font-size-asian="9pt" style:font-size-complex="9pt"/>
    </style:style>
    <style:style style:name="T15" style:parent-style-name="Fuentedepárrafopredeter." style:family="text">
      <style:text-properties style:font-name="Arial" style:font-name-complex="Arial" fo:color="#121212" fo:font-size="9pt" style:font-size-asian="9pt" style:font-size-complex="9pt"/>
    </style:style>
    <style:style style:name="T16" style:parent-style-name="Fuentedepárrafopredeter." style:family="text">
      <style:text-properties style:font-name="Arial" style:font-name-complex="Arial" fo:color="#121212" fo:font-size="9pt" style:font-size-asian="9pt" style:font-size-complex="9pt"/>
    </style:style>
    <style:style style:name="T17" style:parent-style-name="Fuentedepárrafopredeter." style:family="text">
      <style:text-properties style:font-name="Arial" style:font-name-complex="Arial" fo:color="#121212" fo:font-size="9pt" style:font-size-asian="9pt" style:font-size-complex="9pt"/>
    </style:style>
    <style:style style:name="T18" style:parent-style-name="Fuentedepárrafopredeter." style:family="text">
      <style:text-properties style:font-name="Arial" style:font-name-complex="Arial" fo:color="#222222" fo:font-size="9pt" style:font-size-asian="9pt" style:font-size-complex="9pt"/>
    </style:style>
    <style:style style:name="T19" style:parent-style-name="Fuentedepárrafopredeter." style:family="text">
      <style:text-properties style:font-name="Arial" style:font-name-complex="Arial" fo:color="#222222" fo:font-size="9pt" style:font-size-asian="9pt" style:font-size-complex="9pt"/>
    </style:style>
    <style:style style:name="T20" style:parent-style-name="Fuentedepárrafopredeter." style:family="text">
      <style:text-properties style:font-name="Arial" style:font-name-complex="Arial" fo:color="#222222" fo:font-size="9pt" style:font-size-asian="9pt" style:font-size-complex="9pt"/>
    </style:style>
    <style:style style:name="P21" style:parent-style-name="Normal" style:family="paragraph">
      <style:text-properties style:font-name="Arial" style:font-name-complex="Arial" fo:color="#121212" fo:font-size="9pt" style:font-size-asian="9pt" style:font-size-complex="9pt"/>
    </style:style>
    <style:style style:name="P22" style:parent-style-name="Normal" style:family="paragraph">
      <style:text-properties style:font-name="Arial" style:font-name-complex="Arial" fo:color="#121212" fo:font-size="9pt" style:font-size-asian="9pt" style:font-size-complex="9pt"/>
    </style:style>
    <style:style style:name="T23" style:parent-style-name="Fuentedepárrafopredeter." style:family="text">
      <style:text-properties style:font-name="Arial" style:font-name-complex="Arial" fo:color="#121212" fo:font-size="9pt" style:font-size-asian="9pt" style:font-size-complex="9pt"/>
    </style:style>
    <style:style style:name="T24" style:parent-style-name="Fuentedepárrafopredeter." style:family="text">
      <style:text-properties style:font-name="Arial" style:font-name-complex="Arial" fo:color="#121212" fo:font-size="9pt" style:font-size-asian="9pt" style:font-size-complex="9pt"/>
    </style:style>
    <style:style style:name="T25" style:parent-style-name="Fuentedepárrafopredeter." style:family="text">
      <style:text-properties style:font-name="Arial" style:font-name-complex="Arial" fo:color="#222222" fo:font-size="9pt" style:font-size-asian="9pt" style:font-size-complex="9pt"/>
    </style:style>
    <style:style style:name="T26" style:parent-style-name="Fuentedepárrafopredeter." style:family="text">
      <style:text-properties style:font-name="Arial" style:font-name-complex="Arial" fo:color="#222222" fo:font-size="9pt" style:font-size-asian="9pt" style:font-size-complex="9pt"/>
    </style:style>
    <style:style style:name="T27" style:parent-style-name="Fuentedepárrafopredeter." style:family="text">
      <style:text-properties style:font-name="Arial" style:font-name-complex="Arial" fo:color="#222222" fo:font-size="9pt" style:font-size-asian="9pt" style:font-size-complex="9pt"/>
    </style:style>
    <style:style style:name="P28" style:parent-style-name="Textbody" style:family="paragraph">
      <style:text-properties style:font-name="Arial" style:font-name-complex="Arial" fo:color="#121212" fo:font-size="9pt" style:font-size-asian="9pt" style:font-size-complex="9pt"/>
    </style:style>
    <style:style style:name="T29" style:parent-style-name="Fuentedepárrafopredeter." style:family="text">
      <style:text-properties style:font-name="Arial" style:font-name-complex="Arial" fo:color="#121212" fo:font-size="9pt" style:font-size-asian="9pt" style:font-size-complex="9pt"/>
    </style:style>
    <style:style style:name="T30" style:parent-style-name="Fuentedepárrafopredeter." style:family="text">
      <style:text-properties style:font-name="Arial" style:font-name-complex="Arial" fo:color="#222222" fo:font-size="9pt" style:font-size-asian="9pt" style:font-size-complex="9pt"/>
    </style:style>
    <style:style style:name="T31" style:parent-style-name="Fuentedepárrafopredeter." style:family="text">
      <style:text-properties style:font-name="Arial" style:font-name-complex="Arial" fo:color="#222222" fo:font-size="9pt" style:font-size-asian="9pt" style:font-size-complex="9pt"/>
    </style:style>
    <style:style style:name="T32" style:parent-style-name="Fuentedepárrafopredeter." style:family="text">
      <style:text-properties style:font-name="Arial" style:font-name-complex="Arial" fo:font-weight="normal" style:font-weight-asian="normal" style:font-weight-complex="normal" fo:color="#121212" fo:font-size="9pt" style:font-size-asian="9pt" style:font-size-complex="9pt"/>
    </style:style>
    <style:style style:name="T33" style:parent-style-name="Fuentedepárrafopredeter." style:family="text">
      <style:text-properties style:font-name="Arial" style:font-name-complex="Arial" fo:font-weight="normal" style:font-weight-asian="normal" fo:color="#222222" fo:font-size="9pt" style:font-size-asian="9pt" style:font-size-complex="9pt"/>
    </style:style>
    <style:style style:name="T34" style:parent-style-name="Fuentedepárrafopredeter." style:family="text">
      <style:text-properties style:font-name="Arial" style:font-name-complex="Arial" fo:font-weight="normal" style:font-weight-asian="normal" fo:color="#222222" fo:font-size="9pt" style:font-size-asian="9pt" style:font-size-complex="9pt"/>
    </style:style>
    <style:style style:name="T35" style:parent-style-name="Fuentedepárrafopredeter." style:family="text">
      <style:text-properties fo:font-weight="bold" style:font-weight-asian="bold" style:font-weight-complex="bold" fo:color="#CE181E"/>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Normal" style:family="paragraph">
      <style:paragraph-properties style:vertical-align="auto"/>
      <style:text-properties style:font-name="Times New Roman" style:font-name-asian="Times New Roman" style:font-name-complex="Times New Roman" fo:color="#555555" style:letter-kerning="false" fo:font-size="10pt" style:font-size-asian="10pt" style:font-size-complex="10pt" style:language-asian="es" style:country-asian="ES" style:language-complex="ar" style:country-complex="SA" fo:hyphenate="true"/>
    </style:style>
    <style:style style:name="P39" style:parent-style-name="Normal" style:family="paragraph">
      <style:paragraph-properties style:vertical-align="auto"/>
      <style:text-properties style:font-name="Times New Roman" style:font-name-asian="Times New Roman" style:font-name-complex="Times New Roman" fo:color="#555555" style:letter-kerning="false" fo:font-size="10pt" style:font-size-asian="10pt" style:font-size-complex="10pt" style:language-asian="es" style:country-asian="ES" style:language-complex="ar" style:country-complex="SA" fo:hyphenate="true"/>
    </style:style>
    <style:style style:name="P40" style:parent-style-name="Standard" style:family="paragraph">
      <style:text-properties fo:font-weight="bold" style:font-weight-asian="bold" style:font-weight-complex="bold" fo:color="#CE181E"/>
    </style:style>
    <style:style style:name="T41" style:parent-style-name="Fuentedepárrafopredeter." style:family="text">
      <style:text-properties fo:font-weight="bold" style:font-weight-asian="bold" style:font-weight-complex="bold" fo:color="#CE181E"/>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Textbody" style:family="paragraph">
      <style:text-properties style:font-name="Sans serif" fo:color="#3A3A3A" fo:font-size="9pt" style:font-size-asian="9pt" style:font-size-complex="9pt"/>
    </style:style>
    <style:style style:name="T45" style:parent-style-name="Fuentedepárrafopredeter." style:family="text">
      <style:text-properties style:font-name="Sans serif" fo:color="#3A3A3A" fo:font-size="9pt" style:font-size-asian="9pt" style:font-size-complex="9pt"/>
    </style:style>
    <style:style style:name="T46" style:parent-style-name="Fuentedepárrafopredeter." style:family="text">
      <style:text-properties style:font-name="Sans serif" fo:color="#3A3A3A" fo:font-size="9pt" style:font-size-asian="9pt" style:font-size-complex="9pt"/>
    </style:style>
    <style:style style:name="P47" style:parent-style-name="Textbody" style:family="paragraph">
      <style:paragraph-properties fo:margin-bottom="0in"/>
      <style:text-properties style:font-name="Sans serif" fo:color="#3A3A3A" fo:font-size="9pt" style:font-size-asian="9pt" style:font-size-complex="9pt"/>
    </style:style>
    <style:style style:name="P48" style:parent-style-name="Textbody" style:family="paragraph">
      <style:paragraph-properties fo:margin-bottom="0in"/>
      <style:text-properties style:font-name="Sans serif" fo:color="#3A3A3A" fo:font-size="9pt" style:font-size-asian="9pt" style:font-size-complex="9pt"/>
    </style:style>
    <style:style style:name="P49" style:parent-style-name="Textbody" style:family="paragraph">
      <style:paragraph-properties fo:margin-bottom="0in"/>
    </style:style>
    <style:style style:name="T50" style:parent-style-name="Fuentedepárrafopredeter." style:family="text">
      <style:text-properties style:font-name="Sans serif" fo:color="#3A3A3A" fo:font-size="9pt" style:font-size-asian="9pt" style:font-size-complex="9pt"/>
    </style:style>
    <style:style style:name="T51" style:parent-style-name="Fuentedepárrafopredeter." style:family="text">
      <style:text-properties style:font-name="Sans serif" fo:color="#3A3A3A" fo:font-size="9pt" style:font-size-asian="9pt" style:font-size-complex="9pt"/>
    </style:style>
    <style:style style:name="T52" style:parent-style-name="Fuentedepárrafopredeter." style:family="text">
      <style:text-properties style:font-name="Sans serif" fo:color="#1E73BE" fo:font-size="9pt" style:font-size-asian="9pt" style:font-size-complex="9pt"/>
    </style:style>
    <style:style style:name="T53" style:parent-style-name="Fuentedepárrafopredeter." style:family="text">
      <style:text-properties style:font-name="Sans serif" fo:color="#3A3A3A" fo:font-size="9pt" style:font-size-asian="9pt" style:font-size-complex="9pt"/>
    </style:style>
    <style:style style:name="P54" style:parent-style-name="Textbody" style:family="paragraph">
      <style:paragraph-properties fo:margin-bottom="0in"/>
      <style:text-properties style:font-name="Sans serif" fo:color="#3A3A3A" fo:font-size="9pt" style:font-size-asian="9pt" style:font-size-complex="9pt"/>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fo:color="#CE181E"/>
    </style:style>
    <style:style style:name="P57" style:parent-style-name="Standard" style:family="paragraph">
      <style:text-properties fo:font-weight="bold" style:font-weight-asian="bold" style:font-weight-complex="bold" fo:color="#CE181E"/>
    </style:style>
    <style:style style:name="T58" style:parent-style-name="Fuentedepárrafopredeter." style:family="text">
      <style:text-properties fo:font-weight="bold" style:font-weight-asian="bold" style:font-weight-complex="bold" fo:color="#CE181E"/>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P61"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62" style:parent-style-name="Standard" style:family="paragraph">
      <style:text-properties fo:font-weight="bold" style:font-weight-asian="bold" style:font-weight-complex="bold"/>
    </style:style>
    <style:style style:name="T63" style:parent-style-name="Fuentedepárrafopredeter." style:family="text">
      <style:text-properties fo:font-weight="bold" style:font-weight-asian="bold" style:font-weight-complex="bold" fo:color="#CE181E"/>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P66" style:parent-style-name="Standard" style:family="paragraph">
      <style:text-properties style:font-name="Arial" style:font-name-complex="Arial" style:font-weight-complex="bold" fo:font-size="9pt" style:font-size-asian="9pt" style:font-size-complex="9pt"/>
    </style:style>
    <style:style style:name="T67" style:parent-style-name="Fuentedepárrafopredeter." style:family="text">
      <style:text-properties style:font-name="Arial" style:font-name-complex="Arial" style:font-weight-complex="bold" fo:font-size="9pt" style:font-size-asian="9pt" style:font-size-complex="9pt"/>
    </style:style>
    <style:style style:name="T68" style:parent-style-name="Fuentedepárrafopredeter." style:family="text">
      <style:text-properties style:font-name="Arial" style:font-name-complex="Arial" style:font-weight-complex="bold" fo:font-size="9pt" style:font-size-asian="9pt" style:font-size-complex="9pt"/>
    </style:style>
    <style:style style:name="T69" style:parent-style-name="Fuentedepárrafopredeter." style:family="text">
      <style:text-properties style:font-name="Arial" style:font-name-complex="Arial" style:font-weight-complex="bold" fo:font-size="9pt" style:font-size-asian="9pt" style:font-size-complex="9pt"/>
    </style:style>
    <style:style style:name="T70" style:parent-style-name="Fuentedepárrafopredeter." style:family="text">
      <style:text-properties style:font-name="Arial" style:font-name-complex="Arial" fo:font-weight="bold" style:font-weight-asian="bold" style:font-weight-complex="bold" fo:font-size="8pt" style:font-size-asian="8pt" style:font-size-complex="8pt"/>
    </style:style>
    <style:style style:name="P71" style:parent-style-name="Standard" style:family="paragraph">
      <style:text-properties fo:font-weight="bold" style:font-weight-asian="bold" style:font-weight-complex="bold"/>
    </style:style>
    <style:style style:name="T72" style:parent-style-name="Fuentedepárrafopredeter." style:family="text">
      <style:text-properties fo:font-weight="bold" style:font-weight-asian="bold" style:font-weight-complex="bold" fo:color="#CE181E"/>
    </style:style>
    <style:style style:name="T73" style:parent-style-name="Fuentedepárrafopredeter." style:family="text">
      <style:text-properties fo:font-weight="bold" style:font-weight-asian="bold" style:font-weight-complex="bold"/>
    </style:style>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style:font-name="Arial" style:font-name-complex="Arial" style:font-weight-complex="bold" fo:font-size="9pt" style:font-size-asian="9pt" style:font-size-complex="9pt"/>
    </style:style>
    <style:style style:name="P78" style:parent-style-name="Standard" style:family="paragraph">
      <style:text-properties style:font-name="Arial" style:font-name-complex="Arial" style:font-weight-complex="bold" fo:font-size="9pt" style:font-size-asian="9pt" style:font-size-complex="9pt"/>
    </style:style>
    <style:style style:name="P79" style:parent-style-name="Standard" style:family="paragraph">
      <style:text-properties style:font-name="Arial" style:font-name-complex="Arial" style:font-weight-complex="bold" fo:font-size="9pt" style:font-size-asian="9pt" style:font-size-complex="9pt"/>
    </style:style>
    <style:style style:name="T80" style:parent-style-name="Fuentedepárrafopredeter." style:family="text">
      <style:text-properties fo:font-weight="bold" style:font-weight-asian="bold" style:font-weight-complex="bold" fo:color="#CE181E"/>
    </style:style>
    <style:style style:name="T81" style:parent-style-name="Fuentedepárrafopredeter."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fo:color="#CE181E"/>
    </style:style>
    <style:style style:name="T83" style:parent-style-name="Fuentedepárrafopredeter." style:family="text">
      <style:text-properties fo:font-weight="bold" style:font-weight-asian="bold" style:font-weight-complex="bold" fo:color="#CE181E"/>
    </style:style>
    <style:style style:name="T84" style:parent-style-name="Fuentedepárrafopredeter." style:family="text">
      <style:text-properties fo:font-weight="bold" style:font-weight-asian="bold" style:font-weight-complex="bold"/>
    </style:style>
    <style:style style:name="P85" style:parent-style-name="Standard" style:family="paragraph">
      <style:text-properties fo:font-weight="bold" style:font-weight-asian="bold" style:font-weight-complex="bold" fo:color="#CE181E"/>
    </style:style>
    <style:style style:name="T86" style:parent-style-name="Fuentedepárrafopredeter." style:family="text">
      <style:text-properties fo:font-weight="bold" style:font-weight-asian="bold" style:font-weight-complex="bold" fo:color="#CE181E"/>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T91" style:parent-style-name="Fuentedepárrafopredeter." style:family="text">
      <style:text-properties style:font-weight-complex="bold" style:text-underline-type="single" style:text-underline-style="solid" style:text-underline-width="auto" style:text-underline-mode="continuous"/>
    </style:style>
    <style:style style:name="T92" style:parent-style-name="Fuentedepárrafopredeter." style:family="text">
      <style:text-properties style:font-weight-complex="bold"/>
    </style:style>
    <style:style style:name="P93" style:parent-style-name="Standard" style:family="paragraph">
      <style:text-properties style:font-weight-complex="bold"/>
    </style:style>
    <style:style style:name="P94" style:parent-style-name="Standard" style:family="paragraph">
      <style:text-properties style:font-weight-complex="bold"/>
    </style:style>
    <style:style style:name="P95" style:parent-style-name="Standard" style:family="paragraph">
      <style:text-properties style:font-weight-complex="bold"/>
    </style:style>
    <style:style style:name="P96" style:parent-style-name="Standard" style:family="paragraph">
      <style:text-properties style:font-weight-complex="bold"/>
    </style:style>
    <style:style style:name="P97" style:parent-style-name="Standard" style:family="paragraph">
      <style:text-properties style:font-weight-complex="bold"/>
    </style:style>
    <style:style style:name="P98" style:parent-style-name="Standard" style:family="paragraph">
      <style:text-properties style:font-weight-complex="bold"/>
    </style:style>
    <style:style style:name="P99" style:parent-style-name="Standard" style:family="paragraph">
      <style:text-properties style:font-weight-complex="bold"/>
    </style:style>
    <style:style style:name="P100" style:parent-style-name="Standard" style:family="paragraph">
      <style:text-properties style:font-weight-complex="bold"/>
    </style:style>
    <style:style style:name="P101" style:parent-style-name="Standard" style:family="paragraph">
      <style:text-properties style:font-weight-complex="bold"/>
    </style:style>
    <style:style style:name="P102" style:parent-style-name="Standard" style:family="paragraph">
      <style:text-properties style:font-weight-complex="bold"/>
    </style:style>
    <style:style style:name="P103" style:parent-style-name="Standard" style:family="paragraph">
      <style:text-properties style:font-weight-complex="bold"/>
    </style:style>
    <style:style style:name="P104" style:parent-style-name="Standard" style:family="paragraph">
      <style:text-properties style:font-weight-complex="bold"/>
    </style:style>
    <style:style style:name="P105" style:parent-style-name="Standard" style:family="paragraph">
      <style:text-properties style:font-weight-complex="bold" style:text-underline-type="single" style:text-underline-style="solid" style:text-underline-width="auto" style:text-underline-mode="continuous"/>
    </style:style>
    <style:style style:name="P106" style:parent-style-name="Standard" style:family="paragraph">
      <style:text-properties style:font-weight-complex="bold"/>
    </style:style>
    <style:style style:name="P107" style:parent-style-name="Standard" style:family="paragraph">
      <style:text-properties style:font-weight-complex="bold"/>
    </style:style>
    <style:style style:name="P108" style:parent-style-name="Standard" style:family="paragraph">
      <style:text-properties style:font-weight-complex="bold"/>
    </style:style>
    <style:style style:name="P109" style:parent-style-name="Standard" style:family="paragraph">
      <style:text-properties style:font-weight-complex="bold"/>
    </style:style>
    <style:style style:name="P110" style:parent-style-name="Standard" style:family="paragraph">
      <style:text-properties style:font-weight-complex="bold"/>
    </style:style>
    <style:style style:name="P111" style:parent-style-name="Standard" style:family="paragraph">
      <style:text-properties style:font-weight-complex="bold" style:text-underline-type="single" style:text-underline-style="solid" style:text-underline-width="auto" style:text-underline-mode="continuous"/>
    </style:style>
    <style:style style:name="P112" style:parent-style-name="Standard" style:family="paragraph">
      <style:text-properties style:font-weight-complex="bold"/>
    </style:style>
    <style:style style:name="T113" style:parent-style-name="Fuentedepárrafopredeter." style:family="text">
      <style:text-properties fo:font-weight="bold" style:font-weight-asian="bold" style:font-weight-complex="bold" fo:color="#CE181E"/>
    </style:style>
    <style:style style:name="T114" style:parent-style-name="Fuentedepárrafopredeter." style:family="text">
      <style:text-properties fo:font-weight="bold" style:font-weight-asian="bold" style:font-weight-complex="bold"/>
    </style:style>
    <style:style style:name="T115" style:parent-style-name="Fuentedepárrafopredeter." style:family="text">
      <style:text-properties fo:font-weight="bold" style:font-weight-asian="bold" style:font-weight-complex="bold"/>
    </style:style>
    <style:style style:name="T116" style:parent-style-name="Fuentedepárrafopredeter." style:family="text">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T118" style:parent-style-name="Fuentedepárrafopredeter." style:family="text">
      <style:text-properties fo:font-weight="bold" style:font-weight-asian="bold" style:font-weight-complex="bold" fo:color="#CE181E"/>
    </style:style>
    <style:style style:name="T119" style:parent-style-name="Fuentedepárrafopredeter." style:family="text">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T121" style:parent-style-name="Fuentedepárrafopredeter." style:family="text">
      <style:text-properties fo:font-weight="bold" style:font-weight-asian="bold" style:font-weight-complex="bold"/>
    </style:style>
    <style:style style:name="P122" style:parent-style-name="Standard" style:family="paragraph">
      <style:text-properties style:font-weight-complex="bold"/>
    </style:style>
    <style:style style:name="T123" style:parent-style-name="Fuentedepárrafopredeter." style:family="text">
      <style:text-properties style:font-weight-complex="bold"/>
    </style:style>
    <style:style style:name="T124" style:parent-style-name="Fuentedepárrafopredeter." style:family="text">
      <style:text-properties fo:font-weight="bold" style:font-weight-asian="bold" style:font-weight-complex="bold"/>
    </style:style>
    <style:style style:name="T125" style:parent-style-name="Fuentedepárrafopredeter." style:family="text">
      <style:text-properties fo:font-weight="bold" style:font-weight-asian="bold" style:font-weight-complex="bold" fo:color="#CE181E"/>
    </style:style>
    <style:style style:name="T126" style:parent-style-name="Fuentedepárrafopredeter." style:family="text">
      <style:text-properties fo:font-weight="bold" style:font-weight-asian="bold" style:font-weight-complex="bold"/>
    </style:style>
    <style:style style:name="P127" style:parent-style-name="Standard" style:family="paragraph">
      <style:text-properties style:font-weight-complex="bold"/>
    </style:style>
    <style:style style:name="P128" style:parent-style-name="Standard" style:family="paragraph">
      <style:text-properties fo:font-weight="bold" style:font-weight-asian="bold" style:font-weight-complex="bold" fo:color="#CE181E"/>
    </style:style>
    <style:style style:name="T129" style:parent-style-name="Fuentedepárrafopredeter." style:family="text">
      <style:text-properties fo:font-weight="bold" style:font-weight-asian="bold" style:font-weight-complex="bold" fo:color="#CE181E"/>
    </style:style>
    <style:style style:name="T130" style:parent-style-name="Fuentedepárrafopredeter." style:family="text">
      <style:text-properties fo:font-weight="bold" style:font-weight-asian="bold" style:font-weight-complex="bold"/>
    </style:style>
    <style:style style:name="T131" style:parent-style-name="Fuentedepárrafopredeter." style:family="text">
      <style:text-properties fo:font-weight="bold" style:font-weight-asian="bold" style:font-weight-complex="bold"/>
    </style:style>
    <style:style style:name="P132" style:parent-style-name="Standard" style:family="paragraph">
      <style:text-properties style:font-weight-complex="bold"/>
    </style:style>
    <style:style style:name="P133" style:parent-style-name="Standard" style:family="paragraph">
      <style:text-properties style:font-weight-complex="bold"/>
    </style:style>
    <style:style style:name="P134" style:parent-style-name="Standard" style:family="paragraph">
      <style:text-properties style:font-weight-complex="bold"/>
    </style:style>
    <style:style style:name="P135" style:parent-style-name="Standard" style:family="paragraph">
      <style:text-properties style:font-weight-complex="bold"/>
    </style:style>
    <style:style style:name="P136" style:parent-style-name="Standard" style:family="paragraph">
      <style:text-properties style:font-weight-complex="bold"/>
    </style:style>
    <style:style style:name="P137" style:parent-style-name="Standard" style:family="paragraph">
      <style:text-properties style:font-weight-complex="bold"/>
    </style:style>
    <style:style style:name="P138" style:parent-style-name="Standard" style:family="paragraph">
      <style:text-properties fo:font-weight="bold" style:font-weight-asian="bold" style:font-weight-complex="bold" fo:color="#CE181E"/>
    </style:style>
    <style:style style:name="T139" style:parent-style-name="Fuentedepárrafopredeter." style:family="text">
      <style:text-properties fo:font-weight="bold" style:font-weight-asian="bold" style:font-weight-complex="bold" fo:color="#CE181E"/>
    </style:style>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style:font-weight-complex="bold"/>
    </style:style>
    <style:style style:name="T142" style:parent-style-name="Fuentedepárrafopredeter." style:family="text">
      <style:text-properties style:font-weight-complex="bold"/>
    </style:style>
    <style:style style:name="T143" style:parent-style-name="Fuentedepárrafopredeter." style:family="text">
      <style:text-properties style:font-weight-complex="bold"/>
    </style:style>
    <style:style style:name="T144" style:parent-style-name="Fuentedepárrafopredeter." style:family="text">
      <style:text-properties fo:font-weight="bold" style:font-weight-asian="bold" style:font-weight-complex="bold"/>
    </style:style>
    <style:style style:name="P145" style:parent-style-name="Standard" style:family="paragraph">
      <style:text-properties style:font-weight-complex="bold"/>
    </style:style>
    <style:style style:name="P146" style:parent-style-name="Standard" style:family="paragraph">
      <style:text-properties style:font-weight-complex="bold"/>
    </style:style>
  </office:automatic-styles>
  <office:body>
    <office:text text:use-soft-page-breaks="true">
      <text:p text:style-name="P1">Cuestiones de estudio</text:p>
      <text:p text:style-name="P2">1. Según el estándar 729 de IEEE, ¿cómo se puede definir el concepto de software? Relaciona dicha definición con las características propias del software.</text:p>
      <text:p text:style-name="P3"/>
      <text:p text:style-name="P4">Es el<text:s/>conjunto de los programas de cómputo, procedimientos, reglas, documentación y datos asociados, que forman parte de las operaciones de un sistema de computación.</text:p>
      <text:p text:style-name="P5"/>
      <text:p text:style-name="Standard"><text:span text:style-name="T6">2.</text:span><text:span text:style-name="T7"><text:s/>Enumera y describe brevemente las principales fases o etapas que se encuentran en el ciclo<text:s/></text:span><text:span text:style-name="T8">de vida del software.</text:span></text:p>
      <text:p text:style-name="Standard"><text:span text:style-name="T9">Desarrollo en cascada<text:s/></text:span><text:span text:style-name="T10">se basa en un enfoque metodológico que ordena rigurosamente las etapas del ciclo de vida del software, esto sugiere una aproximación sistemática secuencial hacia el proceso de desarrollo del software, que se inic</text:span><text:span text:style-name="T11">ia con la especificación de requisitos del cliente y continúa con la planificación, el modelado, la construcción y el despliegue para culminar en el soporte del software terminado</text:span></text:p>
      <text:p text:style-name="P12"/>
      <text:p text:style-name="Textbody"><text:span text:style-name="T13">Modelo de prototipos Pertenece a los modelos de desarrollo evolutivo. Este<text:s/></text:span><text:span text:style-name="T14">permite que todo el sistema, o algunos de sus partes, se construyan rápidamente para comprender con facilidad y aclarar ciertos aspectos en los que se aseguren que el desarrollador, el usuario, el cliente estén de acuerdo en lo que se necesita así como tam</text:span><text:span text:style-name="T15">bién la solución que se propone para dicha necesidad y de esta manera minimizar el riesgo y la incertidumbre en el desarrollo, este modelo se encarga del desarrollo de diseños para que estos sean analizados y prescindir de ellos a medida que se adhieran nu</text:span><text:span text:style-name="T16">evas especificaciones, es ideal para medir el alcance del producto, pero no se asegura su uso real.</text:span></text:p>
      <text:p text:style-name="Normal"><text:span text:style-name="T17">Modelo en espiral:<text:s/></text:span><text:span text:style-name="T18">es un modelo de proceso de software evolutivo que conjuga la naturaleza iterativa de la construcción de prototipos con los aspectos contr</text:span><text:span text:style-name="T19">olados y sistemáticos del modelo en cascada, es decir, cuando se aplica este modelo, el software se desarrolla en una serie de entregas evolutivas (ciclos o iteraciones), cada una de estas entregando prototipos más completas que el anterior, todo esto en f</text:span><text:span text:style-name="T20">unción del análisis de riesgo y las necesidades del cliente. Aunque el modelo espiral representa ventajas por sobre el desarrollo lineal, el cálculo de los riesgos puede ser muy complicado y por lo cual su uso en el ámbito real es muy escaso</text:span></text:p>
      <text:p text:style-name="P21"/>
      <text:p text:style-name="P22"/>
      <text:p text:style-name="Normal"><text:span text:style-name="T23">Modelo de<text:s/></text:span><text:span text:style-name="T24">desarrollo por etapas:<text:s/></text:span><text:span text:style-name="T25">esta metodología se desarrollan las capacidades más importantes reduciendo el tiempo necesario para la construcción de un producto; el modelo de entrega por etapas es útil para el desarrollo de la herramienta debido a que su uso se r</text:span><text:span text:style-name="T26">ecomienda para problemas que pueden ser tratados descomponiéndolos en problemas más pequeños y se caracteriza principalmente en que las especificaciones no son conocidas en detalle al inicio del proyecto y por tanto se van desarrollando simultáneamente con</text:span><text:span text:style-name="T27"><text:s/>las diferentes versiones del código</text:span></text:p>
      <text:p text:style-name="P28"/>
      <text:p text:style-name="Textbody"><text:span text:style-name="T29">Modelo incremental o iterativo:</text:span><text:span text:style-name="T30"><text:s/>es un proceso de desarrollo de software, creado en respuesta a las debilidades del modelo tradicional de cascada, es decir, este modelo aplica secuencias lineales como el modelo en casca</text:span><text:span text:style-name="T31">da, pero de una manera iterativa o escalada según como avance el proceso de desarrollo y con cada una de estas secuencias lineales se producen incrementos (mejoras) del software.</text:span></text:p>
      <text:h text:style-name="Título4" text:outline-level="4"><text:span text:style-name="T32">Modelo estructurado:<text:s/></text:span><text:span text:style-name="T33">utiliza las técnicas de diseño estructurado de la progra</text:span><text:span text:style-name="T34">mación estructurada para su desarrollo, también se utiliza en la creación de los algoritmos del programa. Este formato facilita la comprensión de la estructura de datos y su control</text:span></text:h>
      <text:p text:style-name="Standard"><text:span text:style-name="T35">3.</text:span><text:span text:style-name="T36"><text:s/>Enumera y describe brevemente las principales funciones de un sistema o</text:span><text:span text:style-name="T37">perativo.</text:span></text:p>
      <text:p text:style-name="P38"/>
      <text:p text:style-name="P39">Un sistema operativo desempeña 5 funciones básicas en la operación de un sistema informático:<text:line-break/>1.- Interfaz del usuario.<text:line-break/>Es la parte del sistema operativo que permite la comunicación entre el usuario y lacomputadora, de tal manera que se puedan cargar programas, acceder archivos y realizar otras tareas. Existen tres tipos básicos de interfaces: las que se basan en comandos, las que utilizan menús ylas interfaces gráficas de usuario.<text:line-break/>2.- Administración de recursos.<text:line-break/>Sirven para administrar los recursos del hardware y de redes de un sistema informático, como la del CPU, memoria, dispositivos dealmacenamiento secundario y periféricos de entrada y de salida.<text:line-break/>3.- Administración de archivos.<text:line-break/>Un sistema de información contiene programas de administración de archivos que controlan lacreación, borrado y acceso de archivos de datos y de programas. <text:line-break/>4.- Administración de tareas.<text:line-break/>Los programas de administración de tareas de un sistema operativo administran la realización de las tareasinformáticas de los usuarios<text:s/>finales. Los programas controlan que áreas tiene acceso al CPU y por cuánto tiempo. Pueden distribuir una parte específica del tiempo del CPU para una tarea en particular,e interrumpir al CPU en cualquier momento para sustituirla con una tarea de mayor prioridad.<text:line-break/>5.- Servicio de soporte y utilirerias.<text:line-break/><text:soft-page-break/>Los servicios de soporte de cada sistema operativo dependeránde la implementación particular de éste con la que estemos trabajando. Entre las más conocidas se pueden destacar las implementaciones de Unix, desarrolladas por diferentes empresas de software, lossistemas operativos de Apple Inc., como Mac OS X para las computadoras de Apple Inc., los sistemas operativos de Microsoft, y las implementaciones de software libre, como GNU/Linux o BSD producidas...</text:p>
      <text:p text:style-name="P40"/>
      <text:p text:style-name="Standard"><text:span text:style-name="T41">4.</text:span><text:span text:style-name="T42"><text:s/></text:span><text:span text:style-name="T43">Realiza una comparativa de las 3 plataformas de entornos operativos para computadores de mayor implantación.</text:span></text:p>
      <text:p text:style-name="P44"/>
      <text:p text:style-name="Textbody"><text:span text:style-name="T45">La virtualización consiste en crear una versión simulada de una plataforma de hardware, sistemas operativos, sesiones de usuario, aplicaciones, di</text:span><text:span text:style-name="T46">spositivo de almacenamiento u otros recursos por medio de una aplicación de control denominada hypervisor o VMM (Virtual Machine Monitor).</text:span></text:p>
      <text:p text:style-name="P47">En la virtualización el hypervisor o VMM (Virtual Machine Monitor) representa los recursos de hardware para crear el<text:s/>ambiente computacional y totalmente funcional para ejecutar un software huésped (un sistema operativo), y las aplicaciones deseadas igual que lo hace un ordenador real.</text:p>
      <text:p text:style-name="P48">En la virtualización, la aplicación de control, hypervisor o VMM gestiona los recursos<text:s/>del hardware (CPU, memoria RAM, dispositivos de almacenamiento, dispositivos periféricos y conexiones de red). El hypervisor asigna de forma dinámica los recursos del hardware de la máquina física entre todas las máquinas virtuales.</text:p>
      <text:p text:style-name="P49"><text:span text:style-name="T50">Con la virtualización e</text:span><text:span text:style-name="T51">s posible tener varias máquinas virtuales en una misma máquina física. Cada máquina virtual comparte los recursos de la máquina física con otras </text:span><text:a xlink:href="http://www.administracionderedes.com/maquina-virtual-caracteristicas-tipos/" office:target-frame-name="_top" xlink:show="replace"><text:span text:style-name="T52">máquinas virtuales</text:span></text:a><text:span text:style-name="T53">. Cada máquina virtual puede ejecutar diferentes sistemas operativos y aplicaciones simultáneamente en la misma máquina física.</text:span></text:p>
      <text:p text:style-name="P54">La plataforma de hardware se puede virtualizar de forma completa o de forma parcial. Se puede virtualizar todo el hardware de una máquina física o solamente una parte de este. Con la virtualización parcial se simula especialmente los espacios de direcciones.</text:p>
      <text:p text:style-name="P55"/>
      <text:p text:style-name="P56"/>
      <text:p text:style-name="P57"/>
      <text:p text:style-name="Standard"><text:span text:style-name="T58">5.</text:span><text:span text:style-name="T59"><text:s/>Explica en qué consiste el concepto de virtualización de plataforma. ¿Qué ventajas puede ofrecer frente al despliegue d</text:span><text:span text:style-name="T60">e entornos en plataforma física?</text:span></text:p>
      <text:p text:style-name="P61"> La virtualización de plataforma se lleva a cabo en una plataforma de hardware mediante un software "host" que es un programa de control que simula un entorno computacional (máquina virtual) para su software "guest" Este software “huésped”, que generalmente es un sistema operativo completo, se ejecuta como si estuviera instalado en una plataforma de hardware autónoma. Típicamente muchas maquinas virtuales son simuladas en una máquina física dada. Para que el sistema operativo “huésped” funcione, la simulación debe ser lo suficientemente grande como para soportar todas las interfaces externas de los sistemas huéspedes, las cuales pueden incluir (dependiendo del tipo de virtualización) los drivers de hardware. <text:s/>Sus ventajas son<text:s/>muchas, desde el ahorro de energía al tener solo un sistema informático encendido. Poder emular hardware que físicamente no tenemos disponible para programar software. En caso de avería poder “montar” la máquina virtual en otro sistema de emergencia.<text:s/></text:p>
      <text:p text:style-name="P62"/>
      <text:p text:style-name="Standard"><text:span text:style-name="T63">6</text:span><text:span text:style-name="T64">.</text:span><text:span text:style-name="T65"><text:s/>¿Qué se entiende por software de aplicación (en general, aplicación)?</text:span></text:p>
      <text:p text:style-name="P66"/>
      <text:p text:style-name="Standard"><text:span text:style-name="T67">es un tipo de software de computadora diseñado para realizar un grupo de funciones, tareas o actividades coordinadas para el beneficio del usuario. A modo de ejemplo, dentro de la apli</text:span><text:span text:style-name="T68">cación de aplicación se pueden incluir un procesador de textos, una hoja de cálculo, una aplicación de contabilidad, un navegador web, un reproductor multimedia, un simulador de vuelo aeronáutico, una consola de juegos o un editor de fotografías. El nombre</text:span><text:span text:style-name="T69"><text:s/>colectivo de software de solicitud hace referencia colectivamente a todas las aplicaciones.1​ Esto contrasta con el software del sistema, que está principalmente relacionado con la ejecución de la computadora</text:span><text:span text:style-name="T70">.</text:span></text:p>
      <text:p text:style-name="P71"/>
      <text:p text:style-name="Standard"><text:span text:style-name="T72">7.</text:span><text:span text:style-name="T73"><text:s/>¿Qué diferencia existe entre aplicaciones</text:span><text:span text:style-name="T74"><text:s/>horizontales y verticales</text:span><text:span text:style-name="T75">?</text:span></text:p>
      <text:p text:style-name="P76"/>
      <text:p text:style-name="P77">El software vertical es un conjunto de programas de aplicación que están orientados a un tipo concreto de usuarios (médicos, ingenieros, economistas,...) o a un tipo determinado de negocio (farmacias, notarías, video clubs, etc) y tratan de resolver todas sus necesidades.</text:p>
      <text:p text:style-name="P78">Tradicionalmente, en las empresas existían muchas aplicaciones verticales, pero hoy en día han perdido importancia. La mayoría se realizaban mediante el sistema “llave en mano”, que resolvían todas las necesidades de la empresa. En la actualidad se emplean más las aplicaciones horizontales.</text:p>
      <text:p text:style-name="P79">Por su parte, el software horizontal, tiene como objetivo resolver problemas o necesidades concretas, cuya utilidad puede ir dirigida a una amplia variedad de usuarios. Por ejemplo, podríamos citar como aplicaciones horizontales un procesador de texto, una hoja de cálculo, un sistema de gestión de bases de datos, etc.</text:p>
      <text:soft-page-break/>
      <text:p text:style-name="Standard"><text:span text:style-name="T80">10.</text:span><text:span text:style-name="T81"><text:s/>¿Qué es el UML (Lenguaje Unificado de Modelado)?</text:span></text:p>
      <text:p text:style-name="Standard"/>
      <text:p text:style-name="Standard">Es un lenguaje gráfico para visualizar, especificar, construir y documentar un sistema. UML ofrece un estándar para describir un "plano" del sistema (modelo), incluyendo aspectos conceptuales tales como procesos, funciones del sistema, y aspectos concretos como expresiones de lenguajes de programación, esquemas de bases de datos y compuestos reciclados</text:p>
      <text:p text:style-name="P82"/>
      <text:p text:style-name="Standard"><text:span text:style-name="T83">11.</text:span><text:span text:style-name="T84"><text:s/>Explica en qué consiste la arquitectura de software de tres niveles.</text:span></text:p>
      <text:p text:style-name="Standard"/>
      <text:p text:style-name="Standard">También conocida como arquitectura de tres capas, la arquitectura de tres capas, define cómo organi­zar el modelo de diseño en capas, que pueden estar físicamente distribuidas, lo cual quiere decir que los componentes de una capa sólo pueden hacer referencia a componentes en capas inmediatamente inferiores. Este patrón es importante porque simplifica la comprensión y la organización del desarrollo de sistemas complejos, reduciendo las dependencias de forma que las capas más bajas no son conscientes de ningún detalle o interfaz de las superiores. Además, nos ayuda a identificar qué puede reutilizarse, y proporciona una estructura que nos ayuda a tomar decisiones sobre qué partes comprar y qué partes construir.</text:p>
      <text:p text:style-name="Standard">Para enfrentarse a estos temas, la comunidad de software desarrolló la noción de una arquitectura de tres niveles. La aplicación se divide en tres capas lógicas distintas, cada una de ellas con un grupo de interfaces perfectamente definido. La primera capa se denomina capa de presentación y normalmente consiste en una interfaz gráfica de usuario de algún tipo.</text:p>
      <text:p text:style-name="Standard">La capa intermedia, o capa de empresa, consiste en la aplicación o lógica de empresa, y la tercera capa, la capa de datos, contiene los datos necesarios para la aplicación. La capa intermedia (lógica de aplicación) es básicamente el código al que recurre la capa de presentación para recuperar los datos deseados. La capa de presentación recibe entonces los datos y los formatea para su presentación.</text:p>
      <text:p text:style-name="Standard">Esta separación entre la lógica de aplicación de la interfaz de usuario añade una enorme flexibilidad al diseño de la aplicación. Pueden construirse y desplegarse múltiples interfaces de usuario sin cambiar en absoluto la lógica de aplicación siempre que esta presente una interfaz claramente definida a la capa de presentación.</text:p>
      <text:p text:style-name="P85"/>
      <text:p text:style-name="Standard"><text:span text:style-name="T86">12.</text:span><text:span text:style-name="T87"><text:s/>Realiza una comparativa de las principales formas de instalación de software (p</text:span><text:span text:style-name="T88">or copia directa, mediante instalador y por medio de gestor de paquetes)</text:span></text:p>
      <text:p text:style-name="P89">Instalación por copia directa</text:p>
      <text:p text:style-name="P90"/>
      <text:p text:style-name="Standard"><text:span text:style-name="T91">Instalación por copia directa</text:span><text:span text:style-name="T92"><text:s/></text:span></text:p>
      <text:p text:style-name="P93">es fácil e intuitivo, muy habitual en MAC OS X.<text:s/></text:p>
      <text:p text:style-name="P94">La característica principal de los programas en Mac es que suelen usar librerías comunes del propio MAC OS X para todas ellas (diferentes aplicaciones comparten las mismas librerías).</text:p>
      <text:p text:style-name="P95">Se organizan en el directorio Aplicaciones y se presentan como un paquete con todo lo necesario para que el programa funcione y en ocasiones lista de preferencias que se aloja en el mismo directorio para todos los programas (home/librería/Application Support).</text:p>
      <text:p text:style-name="P96">Este modelo hace que, aunque instalemos y desinstalemos gran cantidad de software el funcionamiento general del S.O. no se ve alterado además de evitar los conflictos de incompatibilidad entre diferentes aplicaciones.</text:p>
      <text:p text:style-name="P97">Tiene el inconveniente de que olvidamos versiones antiguas de aplicaciones ocupando espacio en disco al instalar las posteriores.</text:p>
      <text:p text:style-name="P98">Características de los programas en MAC OS X:</text:p>
      <text:p text:style-name="P99">Están comprimidos en zip, rar, etc.</text:p>
      <text:p text:style-name="P100">Están como imagen de disco, que se montará y aparecerán en finder.</text:p>
      <text:p text:style-name="P101">El paquete de extensión .app, hacer doble clic para ejecutar.</text:p>
      <text:p text:style-name="P102">En ocasiones requerirá de componentes especiaes para su instalación, pero no suele ser común.</text:p>
      <text:soft-page-break/>
      <text:p text:style-name="P103">Instalación mediante un instalador<text:s/></text:p>
      <text:p text:style-name="P104"/>
      <text:p text:style-name="P105">Agregar/quitar programas de windows</text:p>
      <text:p text:style-name="P106">A través de un fichero ejecutable, con extensión .exe.Viene soportado en un medio de almacenamiento, un CD o DVD, o bien en un archivo que nos hemos descargado de Internet. Lo instalamos en la ubicación que deseemos y aparecerá en el Agregar/Quitar programas del Sistema Operativo.</text:p>
      <text:p text:style-name="P107">Es habitual en la plataforma Windows el uso de instaladores de forma que cada programa instalado va repartiendo diversos ficheros por diferentes subdirectorios, añadiendo líneas al registro del sistema (editor de registro o regedit.exe), e instalando nuevas librerías, habitualmente con formato dll, en los directorios windows/system y windows/system32.</text:p>
      <text:p text:style-name="P108">Normalmente, la ubicación de este tipo de programas, suele ser en Archivos de Programa, Program files o en la raiz.</text:p>
      <text:p text:style-name="P109">Adeás, para poder desinstalarlos es necesaria la ayuda de un desinstalador, si no, es posible que no se desinstalen del todo.</text:p>
      <text:p text:style-name="P110"/>
      <text:p text:style-name="P111">Instalación usando un sistema o gestor de paquetes</text:p>
      <text:p text:style-name="P112">Se emplean básicamente en plataformas Linux, donde el softare se distribuye a través de paquetes. Además del programa, se envía informacón para comprobar la autentificación del software, nº de versión, distribuidor, etc. Muchas veces, es necesario hacer instalaciones previas para que el software funcione correctamente, o para poder instalarlo.</text:p>
      <text:p text:style-name="Standard"/>
      <text:p text:style-name="Standard"><text:span text:style-name="T113">13.</text:span><text:span text:style-name="T114"><text:s/>¿Cuál es el objetivo de las pruebas de software? ¿</text:span><text:span text:style-name="T115">Cuáles</text:span><text:span text:style-name="T116"><text:s/>son las principales causas de fallo<text:s/></text:span></text:p>
      <text:p text:style-name="P117">del software?</text:p>
      <text:p text:style-name="Standard">Las pruebas son básicamente un conjunto de actividades dentro del desarrollo de software. Dependiendo del tipo de pruebas, estas actividades podrán ser implementadas en cualquier momento de dicho proceso de desarrollo. Existen distintos modelos de desarrollo de software, así como modelos de pruebas. A cada uno corresponde un nivel distinto de involucramiento en las actividades de desarrollo.</text:p>
      <text:p text:style-name="Standard"/>
      <text:p text:style-name="Standard">Existen un gran número de razones por las que se producen esos errores de programación o bugs.</text:p>
      <text:p text:style-name="Standard">-Escasez o ausencia de comunicación entre diferentes individuos que intervienen en el proceso de desarrollo.</text:p>
      <text:p text:style-name="Standard">-Complejidad del software, con poca reutilización de código y que requiere a personas muy expertas.</text:p>
      <text:p text:style-name="Standard">-Errores de programación. Los programadores son uno de los principales factores.</text:p>
      <text:p text:style-name="Standard">-Cambios continuos durante el desarrollo del Software en cuanto a requerimiento del mismo.</text:p>
      <text:p text:style-name="Standard">-Presiones de tiempos. Conllevan a omitir ciertas fases de pruebas y control.</text:p>
      <text:p text:style-name="Standard">-Pobre documentación del código. Dificulta la modificación del código el que la documentación sea escasa o de mala calidad</text:p>
      <text:p text:style-name="Standard"><text:span text:style-name="T118">14.</text:span><text:span text:style-name="T119"><text:s/>¿En qué consisten las pruebas de verificación? ¿En qué consisten<text:s/></text:span><text:span text:style-name="T120">las pruebas de validación?</text:span><text:span text:style-name="T121"><text:s/></text:span></text:p>
      <text:p text:style-name="P122">Es normalmente una parte del proceso de pruebas de software de un proyecto, que también utiliza técnicas tales como evaluaciones, inspecciones y tutoriales. La validación es el proceso de comprobar que lo que se ha especificado es lo que el usuario realmente quería.</text:p>
      <text:p text:style-name="Standard"><text:span text:style-name="T123">Se trata de evaluar el sistema o parte de este durante o al final del desarrollo para determinar si satisface los requisitos iniciales</text:span><text:span text:style-name="T124">.</text:span></text:p>
      <text:p text:style-name="Standard"/>
      <text:p text:style-name="Standard"/>
      <text:p text:style-name="Standard"><text:span text:style-name="T125">15.</text:span><text:span text:style-name="T126"><text:s/>¿En qué consisten las pruebas de rendimiento? ¿Qué relación tienen con el benchmarking?<text:s/></text:span></text:p>
      <text:soft-page-break/>
      <text:p text:style-name="P127">Son unas pruebas que se realizan al hardware que queremos probar para medir las capacidades de este. Los benchmarking son unas tablas donde se pueden comparar entre los distintos modelos de hardware que existen y así poder compararlos.<text:s/></text:p>
      <text:p text:style-name="P128"/>
      <text:p text:style-name="Standard"><text:span text:style-name="T129">16.</text:span><text:span text:style-name="T130"><text:s/>¿Qué es el software de propósito general? Realiza una clasificación de software de propósito general en el ámbito ofimático y pon ejemplos de cada ti</text:span><text:span text:style-name="T131">po de aplicación.</text:span></text:p>
      <text:p text:style-name="P132">Se comprende el conjunto de los componentes lógicos necesarios que hacen posible la realización de tareas específicas, en contraposición a los componentes físicos que son llamados hardware. La interacción entre el Software y el Hardware hace operativa una computadora (u otro dispositivo), es decir, el Software envía instrucciones que el Hardware ejecuta, haciendo posible su funcionamiento.</text:p>
      <text:p text:style-name="P133"/>
      <text:p text:style-name="P134">El software ofimático existen varias suites pero principalmente se utilizan dos.<text:s/></text:p>
      <text:p text:style-name="P135">Microsoft Office (propietario) con Word (procesador de texto), Excel (tablas, calculo), Powerpoint (presentaciones), Outlook (correo electrónico)</text:p>
      <text:p text:style-name="P136">Libre Office (abierto) con Whiter (procesador texto), Calc (tablas, calculo), Impres (presentaciones), Draw (editor gráfico), Base (base de datos), Math ( fórmulas matemáticas).</text:p>
      <text:p text:style-name="P137"/>
      <text:p text:style-name="P138"/>
      <text:p text:style-name="Standard"><text:span text:style-name="T139">17.</text:span><text:span text:style-name="T140"><text:s/>¿Qué es un archivo? ¿Qué función tiene la extensión del archivo?</text:span></text:p>
      <text:p text:style-name="Standard"><text:span text:style-name="T141">Un archivo o fichero informático es un conjunto de bits que son almacenados en un dispositivo. Un archivo es identificado por un nombre</text:span><text:span text:style-name="T142"><text:s/>y la descripción de la carpeta o directorio que lo contiene. A los archivos informáticos se les llama así porque son los equivalentes digitales de los archivos escritos en expedientes, tarjetas, libretas, papel o microfichas del entorno de oficina tradici</text:span><text:span text:style-name="T143">onal</text:span><text:span text:style-name="T144">.</text:span></text:p>
      <text:p text:style-name="P145">Extensión del archivo</text:p>
      <text:p text:style-name="P146">Esta operación permite a los programas de usuario aumentar el tamaño de un archivo asignándole más espacio en el dispositivo de almacenamiento. Para realizar esta operación el método de acceso necesita conocer el identificador del archivo y el tamaño del espacio adicional que se debe asignar al archivo. En función de la organización del archivo, el método de acceso determinará si el espacio adicional que debe asignar debe ser contiguo al archivo o no. Mediante esta operación el atributo que indica el tamaño del archivo será modificado y se devolverá al programa de usuario con un código de estado. El único motivo para que esta operación no se lleve a cabo con éxito es que no haya suficiente espacio disponible en el lugar adecuado</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ans serif" svg:font-family="Sans serif"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4" style:display-name="Título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4Car" style:display-name="Título 4 Car"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LORENZ ARBIOL BARELLES</dc:creator>
    <meta:creation-date>2018-03-05T09:48:00Z</meta:creation-date>
    <dc:date>2018-03-09T09:50:00Z</dc:date>
    <meta:template xlink:href="Normal.dotm" xlink:type="simple"/>
    <meta:editing-cycles>5</meta:editing-cycles>
    <meta:editing-duration>PT6540S</meta:editing-duration>
    <meta:document-statistic meta:page-count="5" meta:paragraph-count="37" meta:word-count="2927" meta:character-count="18994" meta:row-count="134" meta:non-whitespace-character-count="16104"/>
  </office:meta>
</office:document-meta>
</file>